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71000004D8D28A4A17.png"/>
  <manifest:file-entry manifest:media-type="image/png" manifest:full-path="Pictures/1000000000000694000004A70132E6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145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1480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150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151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tru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padding-top="0.127cm" fo:padding-bottom="0.127cm" fo:padding-left="0.254cm" fo:padding-right="0.254cm" fo:wrap-option="wrap"/>
    </style:style>
    <style:style style:name="pr2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6" style:family="presentation" style:parent-style-name="Master1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1.3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" style:family="paragraph">
      <style:paragraph-properties fo:margin-left="0.123cm" fo:margin-right="0cm" fo:margin-top="1.3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</style:style>
    <style:style style:name="P7" style:family="paragraph">
      <style:paragraph-properties fo:margin-left="0cm" fo:margin-right="0cm" fo:margin-top="1.3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8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24pt" style:font-size-asian="24pt" style:font-size-complex="24pt"/>
    </style:style>
    <style:style style:name="P10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40pt" style:font-size-asian="40pt" style:font-size-complex="40pt"/>
    </style:style>
    <style:style style:name="P1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1.3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style:paragraph-properties fo:margin-left="0.48cm" fo:margin-right="0cm" fo:margin-top="0cm" fo:margin-bottom="0cm" fo:line-height="100%" fo:text-align="start" fo:text-indent="-0.48cm" style:punctuation-wrap="simple" style:writing-mode="lr-tb">
        <style:tab-stops>
          <style:tab-stop style:position="0.287cm"/>
          <style:tab-stop style:position="1.535cm"/>
          <style:tab-stop style:position="2.783cm"/>
          <style:tab-stop style:position="4.031cm"/>
          <style:tab-stop style:position="5.279cm"/>
          <style:tab-stop style:position="6.527cm"/>
          <style:tab-stop style:position="7.775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8cm"/>
          <style:tab-stop style:position="19.006cm"/>
          <style:tab-stop style:position="20.254cm"/>
          <style:tab-stop style:position="21.502cm"/>
          <style:tab-stop style:position="22.75cm"/>
          <style:tab-stop style:position="23.998cm"/>
        </style:tab-stops>
      </style:paragraph-properties>
    </style:style>
    <style:style style:name="T1" style:family="text">
      <style:text-properties fo:color="#b20025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b20025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715f49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40pt" style:font-style-asian="normal" style:font-weight-asian="normal" style:font-family-complex="'ＭＳ Ｐゴシック'" style:font-pitch-complex="variable" style:font-size-complex="40pt" style:font-style-complex="normal" style:font-weight-complex="normal"/>
    </style:style>
    <style:style style:name="T4" style:family="text">
      <style:text-properties fo:color="#715f49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/>
    </style:style>
    <style:style style:name="T6" style:family="text">
      <style:text-properties fo:color="#810426" style:text-line-through-style="none" style:text-position="0% 100%" fo:font-family="'Times New Roman'" style:font-family-generic="roman" style:font-pitch="variable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T8" style:family="text">
      <style:text-properties fo:color="#b20025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9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99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98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2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8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 text:min-label-width="0.48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99cm" text:min-label-width="0.48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2cm" text:min-label-width="0.48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7-blank-Leer">
        <draw:frame draw:name="Titel 1" presentation:style-name="pr1" draw:text-style-name="P2" draw:layer="layout" svg:width="21.59cm" svg:height="2.71cm" svg:x="1.905cm" svg:y="7.984cm" presentation:class="title">
          <draw:text-box>
            <text:p text:style-name="P1"><text:span text:style-name="T1">Ene Mene Mentor</text:span><text:span text:style-name="T1"><text:line-break/></text:span><text:span text:style-name="T2">Mentoring im Selbstversuch</text:span></text:p>
          </draw:text-box>
        </draw:frame>
        <draw:frame draw:name="Textfeld 2" draw:style-name="gr1" draw:text-style-name="P2" draw:layer="layout" svg:width="10.095cm" svg:height="2.71cm" svg:x="1.905cm" svg:y="11.556cm">
          <draw:text-box>
            <text:p text:style-name="P3"><text:span text:style-name="T3">Jens Schauder</text:span></text:p>
            <text:p text:style-name="P3"><text:span text:style-name="T4">T-Systems on site services GmbH</text:span></text:p>
          </draw:text-box>
        </draw:frame>
        <draw:frame draw:name="Textfeld 3" draw:style-name="gr1" draw:text-style-name="P2" draw:layer="layout" svg:width="11cm" svg:height="2.71cm" svg:x="13cm" svg:y="11.556cm">
          <draw:text-box>
            <text:p text:style-name="P3"><text:span text:style-name="T3">Steven Schwenke</text:span></text:p>
            <text:p text:style-name="P3"><text:span text:style-name="T4">msg systems AG</text:span></text:p>
          </draw:text-box>
        </draw:frame>
        <presentation:notes draw:style-name="dp2">
          <draw:frame draw:name="Datumsplatzhalter 7" draw:style-name="gr2" draw:text-style-name="P2" draw:layer="layout" svg:width="8.237cm" svg:height="1.253cm" svg:x="10.79cm" svg:y="0cm">
            <draw:text-box>
              <text:p text:style-name="P4"><text:span text:style-name="T5">15.08.08</text:span></text:p>
            </draw:text-box>
          </draw:frame>
          <draw:page-thumbnail draw:name="Folienbildplatzhalter 1" draw:layer="layout" svg:width="12.674cm" svg:height="9.507cm" svg:x="3.179cm" svg:y="1.905cm" draw:page-number="1" presentation:class="page"/>
          <draw:frame draw:name="Notizenplatzhalter 2" presentation:style-name="pr2" draw:text-style-name="P2" draw:layer="layout" svg:width="15.222cm" svg:height="11.43cm" svg:x="1.905cm" svg:y="12.065cm" presentation:class="notes" presentation:placeholder="true">
            <draw:text-box/>
          </draw:frame>
        </presentation:notes>
      </draw:page>
      <draw:page draw:name="Slide2" draw:style-name="dp3" draw:master-page-name="Master1-Layout7-blank-Leer">
        <draw:frame draw:name="Titel 1" presentation:style-name="pr3" draw:text-style-name="P2" draw:layer="layout" svg:width="18.838cm" svg:height="1.27cm" svg:x="3.175cm" svg:y="2.118cm" presentation:class="title">
          <draw:text-box>
            <text:p text:style-name="P5"><text:span text:style-name="T6">Überschrift</text:span></text:p>
          </draw:text-box>
        </draw:frame>
        <draw:frame draw:name="Textplatzhalter 2" presentation:style-name="pr4" draw:text-style-name="P2" draw:layer="layout" svg:width="18.838cm" svg:height="3.049cm" svg:x="3.175cm" svg:y="4.445cm" presentation:class="outline">
          <draw:text-box>
            <text:list text:style-name="L3">
              <text:list-item>
                <text:p text:style-name="P6"><text:span text:style-name="T7">Unterpunkt 1</text:span></text:p>
              </text:list-item>
              <text:list-item>
                <text:p text:style-name="P6"><text:span text:style-name="T7">Unterpunkt 2</text:span></text:p>
              </text:list-item>
              <text:list-item>
                <text:p text:style-name="P6"><text:span text:style-name="T7">...</text:span></text:p>
              </text:list-item>
            </text:list>
          </draw:text-box>
        </draw:frame>
        <presentation:notes draw:style-name="dp2">
          <draw:frame draw:name="Datumsplatzhalter 7" draw:style-name="gr2" draw:text-style-name="P2" draw:layer="layout" svg:width="8.237cm" svg:height="1.253cm" svg:x="10.79cm" svg:y="0cm">
            <draw:text-box>
              <text:p text:style-name="P4"><text:span text:style-name="T5">15.08.08</text:span></text:p>
            </draw:text-box>
          </draw:frame>
          <draw:page-thumbnail draw:name="Folienbildplatzhalter 1" draw:layer="layout" svg:width="12.682cm" svg:height="9.508cm" svg:x="3.175cm" svg:y="1.904cm" draw:page-number="2" presentation:class="page"/>
          <draw:frame draw:name="Notizenplatzhalter 2" presentation:style-name="pr5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4" draw:master-page-name="Master2-Layout7-blank-Leer">
        <draw:frame draw:name="Titel 1" presentation:style-name="pr1" draw:text-style-name="P8" draw:layer="layout" svg:width="21.59cm" svg:height="1.609cm" svg:x="1.906cm" svg:y="10.535cm" presentation:class="title" presentation:user-transformed="true">
          <draw:text-box>
            <text:p text:style-name="P7"><text:span text:style-name="T8">Wir danken für die freundliche Unterstützung:</text:span></text:p>
          </draw:text-box>
        </draw:frame>
        <draw:frame draw:name="Textfeld 2" draw:style-name="gr1" draw:text-style-name="P2" draw:layer="layout" svg:width="10.095cm" svg:height="3.472cm" svg:x="1.906cm" svg:y="5.775cm">
          <draw:text-box>
            <text:p text:style-name="P3"><text:span text:style-name="T3">Jens Schauder</text:span></text:p>
            <text:p text:style-name="P3"><text:span text:style-name="T4"><text:a xlink:href="http://www.schauderhaft.de/">www.schauderhaft.de</text:a></text:span></text:p>
            <text:p text:style-name="P3"><text:span text:style-name="T4">@jensschauder</text:span></text:p>
          </draw:text-box>
        </draw:frame>
        <draw:frame draw:name="Textfeld 3" draw:style-name="gr1" draw:text-style-name="P2" draw:layer="layout" svg:width="11cm" svg:height="3.472cm" svg:x="13.001cm" svg:y="5.775cm">
          <draw:text-box>
            <text:p text:style-name="P3"><text:span text:style-name="T3">Steven Schwenke</text:span></text:p>
            <text:p text:style-name="P3"><text:span text:style-name="T4"><text:a xlink:href="http://www.stevenschwenke.de/">www.stevenschwenke.de</text:a></text:span></text:p>
            <text:p text:style-name="P3"><text:span text:style-name="T4">@stevenschwenke</text:span></text:p>
          </draw:text-box>
        </draw:frame>
        <draw:frame draw:name="Textfeld 2" draw:style-name="gr1" draw:text-style-name="P10" draw:layer="layout" svg:width="12.7cm" svg:height="2.287cm" svg:x="0.135cm" svg:y="13.267cm">
          <draw:text-box>
            <text:p text:style-name="P9"><text:span text:style-name="T9">T-Systems on site services GmbH</text:span></text:p>
            <text:p text:style-name="P9"><text:span text:style-name="T9">www.t-systems-onsite.de</text:span></text:p>
          </draw:text-box>
        </draw:frame>
        <draw:frame draw:name="Textfeld 3" draw:style-name="gr1" draw:text-style-name="P12" draw:layer="layout" svg:width="11cm" svg:height="2.964cm" svg:x="13.501cm" svg:y="12.93cm">
          <draw:text-box>
            <text:p text:style-name="P11"><text:span text:style-name="T3">msg systems AG</text:span></text:p>
            <text:p text:style-name="P11"><text:span text:style-name="T9">http://www.msg-systems.com/</text:span></text:p>
          </draw:text-box>
        </draw:frame>
        <presentation:notes draw:style-name="dp2">
          <draw:frame draw:name="Datumsplatzhalter 7" draw:style-name="gr2" draw:text-style-name="P2" draw:layer="layout" svg:width="8.237cm" svg:height="1.253cm" svg:x="10.79cm" svg:y="0cm">
            <draw:text-box>
              <text:p text:style-name="P4"><text:span text:style-name="T5">15.08.08</text:span></text:p>
            </draw:text-box>
          </draw:frame>
          <draw:page-thumbnail draw:name="Folienbildplatzhalter 1" draw:layer="layout" svg:width="12.682cm" svg:height="9.508cm" svg:x="3.175cm" svg:y="1.904cm" draw:page-number="3" presentation:class="page"/>
          <draw:frame draw:name="Notizenplatzhalter 2" presentation:style-name="pr2" draw:text-style-name="P2" draw:layer="layout" svg:width="15.222cm" svg:height="11.43cm" svg:x="1.905cm" svg:y="12.065cm" presentation:class="notes" presentation:placeholder="true">
            <draw:text-box/>
          </draw:frame>
        </presentation:notes>
      </draw:page>
      <draw:page draw:name="Slide4" draw:style-name="dp5" draw:master-page-name="Master1-Layout7-blank-Leer">
        <draw:frame draw:name="Titel 1" presentation:style-name="pr6" draw:text-style-name="P2" draw:layer="layout" svg:width="18.821cm" svg:height="2.549cm" svg:x="3.174cm" svg:y="1.478cm" presentation:class="title">
          <draw:text-box>
            <text:p text:style-name="P13"><text:span text:style-name="T6">Firma</text:span></text:p>
          </draw:text-box>
        </draw:frame>
        <draw:frame draw:name="Textplatzhalter 2" presentation:style-name="pr7" draw:text-style-name="P2" draw:layer="layout" svg:width="18.821cm" svg:height="12.305cm" svg:x="3.174cm" svg:y="4.445cm" presentation:class="outline">
          <draw:text-box>
            <text:list text:style-name="L4">
              <text:list-item>
                <text:p text:style-name="P14"><text:span text:style-name="T7">Hier können Sie, wenn Sie möchten, Informationen über Ihre Firma einfügen</text:span></text:p>
              </text:list-item>
            </text:list>
          </draw:text-box>
        </draw:frame>
        <presentation:notes draw:style-name="dp2">
          <draw:frame draw:name="Datumsplatzhalter 7" draw:style-name="gr2" draw:text-style-name="P2" draw:layer="layout" svg:width="8.237cm" svg:height="1.253cm" svg:x="10.79cm" svg:y="0cm">
            <draw:text-box>
              <text:p text:style-name="P4"><text:span text:style-name="T5">15.08.08</text:span></text:p>
            </draw:text-box>
          </draw:frame>
          <draw:page-thumbnail draw:name="Folienbildplatzhalter 1" draw:layer="layout" svg:width="12.682cm" svg:height="9.508cm" svg:x="3.175cm" svg:y="1.904cm" draw:page-number="4" presentation:class="page"/>
          <draw:frame draw:name="Notizenplatzhalter 2" presentation:style-name="pr5" draw:text-style-name="P2" draw:layer="layout" svg:width="15.222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0" xlink:href="Pictures/1000000000000694000004A70132E6FB.png" xlink:type="simple" xlink:show="embed" xlink:actuate="onLoad"/>
    <draw:fill-image draw:name="a1061" xlink:href="Pictures/1000000000000671000004D8D28A4A17.png" xlink:type="simple" xlink:show="embed" xlink:actuate="onLoad"/>
    <draw:fill-image draw:name="a1143" xlink:href="Pictures/1000000000000671000004D8D28A4A17.png" xlink:type="simple" xlink:show="embed" xlink:actuate="onLoad"/>
    <draw:fill-image draw:name="a1183" xlink:href="Pictures/1000000000000671000004D8D28A4A17.png" xlink:type="simple" xlink:show="embed" xlink:actuate="onLoad"/>
    <draw:fill-image draw:name="a1218" xlink:href="Pictures/1000000000000671000004D8D28A4A17.png" xlink:type="simple" xlink:show="embed" xlink:actuate="onLoad"/>
    <draw:fill-image draw:name="a122" xlink:href="Pictures/1000000000000694000004A70132E6FB.png" xlink:type="simple" xlink:show="embed" xlink:actuate="onLoad"/>
    <draw:fill-image draw:name="a1279" xlink:href="Pictures/1000000000000671000004D8D28A4A17.png" xlink:type="simple" xlink:show="embed" xlink:actuate="onLoad"/>
    <draw:fill-image draw:name="a1326" xlink:href="Pictures/1000000000000671000004D8D28A4A17.png" xlink:type="simple" xlink:show="embed" xlink:actuate="onLoad"/>
    <draw:fill-image draw:name="a1383" xlink:href="Pictures/1000000000000671000004D8D28A4A17.png" xlink:type="simple" xlink:show="embed" xlink:actuate="onLoad"/>
    <draw:fill-image draw:name="a1453" xlink:href="Pictures/1000000000000671000004D8D28A4A17.png" xlink:type="simple" xlink:show="embed" xlink:actuate="onLoad"/>
    <draw:fill-image draw:name="a1480" xlink:href="Pictures/1000000000000694000004A70132E6FB.png" xlink:type="simple" xlink:show="embed" xlink:actuate="onLoad"/>
    <draw:fill-image draw:name="a1501" xlink:href="Pictures/1000000000000671000004D8D28A4A17.png" xlink:type="simple" xlink:show="embed" xlink:actuate="onLoad"/>
    <draw:fill-image draw:name="a1517" xlink:href="Pictures/1000000000000694000004A70132E6FB.png" xlink:type="simple" xlink:show="embed" xlink:actuate="onLoad"/>
    <draw:fill-image draw:name="a190" xlink:href="Pictures/1000000000000694000004A70132E6FB.png" xlink:type="simple" xlink:show="embed" xlink:actuate="onLoad"/>
    <draw:fill-image draw:name="a245" xlink:href="Pictures/1000000000000694000004A70132E6FB.png" xlink:type="simple" xlink:show="embed" xlink:actuate="onLoad"/>
    <draw:fill-image draw:name="a330" xlink:href="Pictures/1000000000000694000004A70132E6FB.png" xlink:type="simple" xlink:show="embed" xlink:actuate="onLoad"/>
    <draw:fill-image draw:name="a423" xlink:href="Pictures/1000000000000694000004A70132E6FB.png" xlink:type="simple" xlink:show="embed" xlink:actuate="onLoad"/>
    <draw:fill-image draw:name="a474" xlink:href="Pictures/1000000000000694000004A70132E6FB.png" xlink:type="simple" xlink:show="embed" xlink:actuate="onLoad"/>
    <draw:fill-image draw:name="a520" xlink:href="Pictures/1000000000000694000004A70132E6FB.png" xlink:type="simple" xlink:show="embed" xlink:actuate="onLoad"/>
    <draw:fill-image draw:name="a592" xlink:href="Pictures/1000000000000694000004A70132E6FB.png" xlink:type="simple" xlink:show="embed" xlink:actuate="onLoad"/>
    <draw:fill-image draw:name="a650" xlink:href="Pictures/1000000000000694000004A70132E6FB.png" xlink:type="simple" xlink:show="embed" xlink:actuate="onLoad"/>
    <draw:fill-image draw:name="a67" xlink:href="Pictures/1000000000000694000004A70132E6FB.png" xlink:type="simple" xlink:show="embed" xlink:actuate="onLoad"/>
    <draw:fill-image draw:name="a718" xlink:href="Pictures/1000000000000694000004A70132E6FB.png" xlink:type="simple" xlink:show="embed" xlink:actuate="onLoad"/>
    <draw:fill-image draw:name="a786" xlink:href="Pictures/1000000000000671000004D8D28A4A17.png" xlink:type="simple" xlink:show="embed" xlink:actuate="onLoad"/>
    <draw:fill-image draw:name="a842" xlink:href="Pictures/1000000000000671000004D8D28A4A17.png" xlink:type="simple" xlink:show="embed" xlink:actuate="onLoad"/>
    <draw:fill-image draw:name="a886" xlink:href="Pictures/1000000000000671000004D8D28A4A17.png" xlink:type="simple" xlink:show="embed" xlink:actuate="onLoad"/>
    <draw:fill-image draw:name="a943" xlink:href="Pictures/1000000000000671000004D8D28A4A17.png" xlink:type="simple" xlink:show="embed" xlink:actuate="onLoad"/>
    <draw:fill-image draw:name="a987" xlink:href="Pictures/1000000000000671000004D8D28A4A17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fill-image-name="a67" style:repeat="stretch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name="a122" style:repeat="stretch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fill-image-name="a190" style:repeat="stretch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fill-image-name="a245" style:repeat="stretch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fill-image-name="a330" style:repeat="stretch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fill-image-name="a423" style:repeat="stretch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474" style:repeat="stretch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fill-image-name="a520" style:repeat="stretch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fill-image-name="a592" style:repeat="stretch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fill-image-name="a650" style:repeat="stretch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fill-image-name="a718" style:repeat="stretch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Herbstcampus_25_202012-background" style:display-name="Master2-Herbstcampus%202012-background" style:family="presentation">
      <style:graphic-properties draw:stroke="none" draw:fill="solid" draw:fill-color="#ffffff" draw:fill-image-name="a786" style:repeat="stretch"/>
      <style:text-properties style:letter-kerning="true"/>
    </style:style>
    <style:style style:name="Master2-Herbstcampus_25_202012-backgroundobjects" style:display-name="Master2-Herbstcampus%2020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Herbstcampus_25_202012-notes" style:display-name="Master2-Herbstcampus%2020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Herbstcampus_25_202012-outline1" style:display-name="Master2-Herbstcampus%202012-outline1" style:family="presentation">
      <style:graphic-properties draw:stroke="none" draw:fill="none" draw:auto-grow-height="false" draw:fit-to-size="shrink-to-fit">
        <text:list-style style:name="Master2-Herbstcampus_25_202012-outline1" style:display-name="Master2-Herbstcampus%2020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Herbstcampus_25_202012-outline2" style:display-name="Master2-Herbstcampus%202012-outline2" style:family="presentation" style:parent-style-name="Master2-Herbstcampus_25_202012-outline1">
      <style:paragraph-properties fo:margin-top="0cm" fo:margin-bottom="0.4cm"/>
      <style:text-properties fo:font-size="28pt" style:font-size-asian="28pt" style:font-size-complex="28pt"/>
    </style:style>
    <style:style style:name="Master2-Herbstcampus_25_202012-outline3" style:display-name="Master2-Herbstcampus%202012-outline3" style:family="presentation" style:parent-style-name="Master2-Herbstcampus_25_202012-outline2">
      <style:paragraph-properties fo:margin-top="0cm" fo:margin-bottom="0.3cm"/>
      <style:text-properties fo:font-size="24pt" style:font-size-asian="24pt" style:font-size-complex="24pt"/>
    </style:style>
    <style:style style:name="Master2-Herbstcampus_25_202012-outline4" style:display-name="Master2-Herbstcampus%202012-outline4" style:family="presentation" style:parent-style-name="Master2-Herbstcampus_25_202012-outline3">
      <style:paragraph-properties fo:margin-top="0cm" fo:margin-bottom="0.2cm"/>
      <style:text-properties fo:font-size="20pt" style:font-size-asian="20pt" style:font-size-complex="20pt"/>
    </style:style>
    <style:style style:name="Master2-Herbstcampus_25_202012-outline5" style:display-name="Master2-Herbstcampus%202012-outline5" style:family="presentation" style:parent-style-name="Master2-Herbstcampus_25_202012-outline4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6" style:display-name="Master2-Herbstcampus%202012-outline6" style:family="presentation" style:parent-style-name="Master2-Herbstcampus_25_202012-outline5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7" style:display-name="Master2-Herbstcampus%202012-outline7" style:family="presentation" style:parent-style-name="Master2-Herbstcampus_25_202012-outline6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8" style:display-name="Master2-Herbstcampus%202012-outline8" style:family="presentation" style:parent-style-name="Master2-Herbstcampus_25_202012-outline7">
      <style:paragraph-properties fo:margin-top="0cm" fo:margin-bottom="0.1cm"/>
      <style:text-properties fo:font-size="20pt" style:font-size-asian="20pt" style:font-size-complex="20pt"/>
    </style:style>
    <style:style style:name="Master2-Herbstcampus_25_202012-outline9" style:display-name="Master2-Herbstcampus%202012-outline9" style:family="presentation" style:parent-style-name="Master2-Herbstcampus_25_202012-outline8">
      <style:paragraph-properties fo:margin-top="0cm" fo:margin-bottom="0.1cm"/>
      <style:text-properties fo:font-size="20pt" style:font-size-asian="20pt" style:font-size-complex="20pt"/>
    </style:style>
    <style:style style:name="Master2-Herbstcampus_25_202012-subtitle" style:display-name="Master2-Herbstcampus%202012-subtitle" style:family="presentation">
      <style:graphic-properties draw:stroke="none" draw:fill="none" draw:textarea-vertical-align="middle">
        <text:list-style style:name="Master2-Herbstcampus_25_202012-subtitle" style:display-name="Master2-Herbstcampus%2020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Herbstcampus_25_202012-title" style:display-name="Master2-Herbstcampus%202012-title" style:family="presentation">
      <style:graphic-properties draw:stroke="none" draw:fill="none" draw:textarea-vertical-align="middle">
        <text:list-style style:name="Master2-Herbstcampus_25_202012-title" style:display-name="Master2-Herbstcampus%2020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842" style:repeat="stretch"/>
      <style:text-properties style:letter-kerning="true"/>
    </style:style>
    <style:style style:name="Master2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886" style:repeat="stretch"/>
      <style:text-properties style:letter-kerning="true"/>
    </style:style>
    <style:style style:name="Master2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fill-image-name="a943" style:repeat="stretch"/>
      <style:text-properties style:letter-kerning="true"/>
    </style:style>
    <style:style style:name="Master2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987" style:repeat="stretch"/>
      <style:text-properties style:letter-kerning="true"/>
    </style:style>
    <style:style style:name="Master2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1061" style:repeat="stretch"/>
      <style:text-properties style:letter-kerning="true"/>
    </style:style>
    <style:style style:name="Master2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1143" style:repeat="stretch"/>
      <style:text-properties style:letter-kerning="true"/>
    </style:style>
    <style:style style:name="Master2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1183" style:repeat="stretch"/>
      <style:text-properties style:letter-kerning="true"/>
    </style:style>
    <style:style style:name="Master2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1218" style:repeat="stretch"/>
      <style:text-properties style:letter-kerning="true"/>
    </style:style>
    <style:style style:name="Master2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1279" style:repeat="stretch"/>
      <style:text-properties style:letter-kerning="true"/>
    </style:style>
    <style:style style:name="Master2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326" style:repeat="stretch"/>
      <style:text-properties style:letter-kerning="true"/>
    </style:style>
    <style:style style:name="Master2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383" style:repeat="stretch"/>
      <style:text-properties style:letter-kerning="true"/>
    </style:style>
    <style:style style:name="Master2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7" style:repeat="stretch"/>
    </style:style>
    <style:style style:name="Mdp3" style:family="drawing-page">
      <style:drawing-page-properties draw:background-size="border" draw:fill="solid" draw:fill-color="#ffffff" draw:fill-image-name="a122" style:repeat="stretch"/>
    </style:style>
    <style:style style:name="Mdp4" style:family="drawing-page">
      <style:drawing-page-properties draw:background-size="border" draw:fill="solid" draw:fill-color="#ffffff" draw:fill-image-name="a190" style:repeat="stretch"/>
    </style:style>
    <style:style style:name="Mdp5" style:family="drawing-page">
      <style:drawing-page-properties draw:background-size="border" draw:fill="solid" draw:fill-color="#ffffff" draw:fill-image-name="a245" style:repeat="stretch"/>
    </style:style>
    <style:style style:name="Mdp6" style:family="drawing-page">
      <style:drawing-page-properties draw:background-size="border" draw:fill="solid" draw:fill-color="#ffffff" draw:fill-image-name="a330" style:repeat="stretch"/>
    </style:style>
    <style:style style:name="Mdp7" style:family="drawing-page">
      <style:drawing-page-properties draw:background-size="border" draw:fill="solid" draw:fill-color="#ffffff" draw:fill-image-name="a423" style:repeat="stretch"/>
    </style:style>
    <style:style style:name="Mdp8" style:family="drawing-page">
      <style:drawing-page-properties draw:background-size="border" draw:fill="solid" draw:fill-color="#ffffff" draw:fill-image-name="a474" style:repeat="stretch"/>
    </style:style>
    <style:style style:name="Mdp9" style:family="drawing-page">
      <style:drawing-page-properties draw:background-size="border" draw:fill="solid" draw:fill-color="#ffffff" draw:fill-image-name="a520" style:repeat="stretch"/>
    </style:style>
    <style:style style:name="Mdp10" style:family="drawing-page">
      <style:drawing-page-properties draw:background-size="border" draw:fill="solid" draw:fill-color="#ffffff" draw:fill-image-name="a592" style:repeat="stretch"/>
    </style:style>
    <style:style style:name="Mdp11" style:family="drawing-page">
      <style:drawing-page-properties draw:background-size="border" draw:fill="solid" draw:fill-color="#ffffff" draw:fill-image-name="a650" style:repeat="stretch"/>
    </style:style>
    <style:style style:name="Mdp12" style:family="drawing-page">
      <style:drawing-page-properties draw:background-size="border" draw:fill="solid" draw:fill-color="#ffffff" draw:fill-image-name="a718" style:repeat="stretch"/>
    </style:style>
    <style:style style:name="Mdp13" style:family="drawing-page">
      <style:drawing-page-properties draw:background-size="border" draw:fill="solid" draw:fill-color="#ffffff" draw:fill-image-name="a786" style:repeat="stretch"/>
    </style:style>
    <style:style style:name="Mdp14" style:family="drawing-page">
      <style:drawing-page-properties draw:background-size="border" draw:fill="solid" draw:fill-color="#ffffff" draw:fill-image-name="a842" style:repeat="stretch"/>
    </style:style>
    <style:style style:name="Mdp15" style:family="drawing-page">
      <style:drawing-page-properties draw:background-size="border" draw:fill="solid" draw:fill-color="#ffffff" draw:fill-image-name="a886" style:repeat="stretch"/>
    </style:style>
    <style:style style:name="Mdp16" style:family="drawing-page">
      <style:drawing-page-properties draw:background-size="border" draw:fill="solid" draw:fill-color="#ffffff" draw:fill-image-name="a943" style:repeat="stretch"/>
    </style:style>
    <style:style style:name="Mdp17" style:family="drawing-page">
      <style:drawing-page-properties draw:background-size="border" draw:fill="solid" draw:fill-color="#ffffff" draw:fill-image-name="a987" style:repeat="stretch"/>
    </style:style>
    <style:style style:name="Mdp18" style:family="drawing-page">
      <style:drawing-page-properties draw:background-size="border" draw:fill="solid" draw:fill-color="#ffffff" draw:fill-image-name="a1061" style:repeat="stretch"/>
    </style:style>
    <style:style style:name="Mdp19" style:family="drawing-page">
      <style:drawing-page-properties draw:background-size="border" draw:fill="solid" draw:fill-color="#ffffff" draw:fill-image-name="a1143" style:repeat="stretch"/>
    </style:style>
    <style:style style:name="Mdp20" style:family="drawing-page">
      <style:drawing-page-properties draw:background-size="border" draw:fill="solid" draw:fill-color="#ffffff" draw:fill-image-name="a1183" style:repeat="stretch"/>
    </style:style>
    <style:style style:name="Mdp21" style:family="drawing-page">
      <style:drawing-page-properties draw:background-size="border" draw:fill="solid" draw:fill-color="#ffffff" draw:fill-image-name="a1218" style:repeat="stretch"/>
    </style:style>
    <style:style style:name="Mdp22" style:family="drawing-page">
      <style:drawing-page-properties draw:background-size="border" draw:fill="solid" draw:fill-color="#ffffff" draw:fill-image-name="a1279" style:repeat="stretch"/>
    </style:style>
    <style:style style:name="Mdp23" style:family="drawing-page">
      <style:drawing-page-properties draw:background-size="border" draw:fill="solid" draw:fill-color="#ffffff" draw:fill-image-name="a1326" style:repeat="stretch"/>
    </style:style>
    <style:style style:name="Mdp24" style:family="drawing-page">
      <style:drawing-page-properties draw:background-size="border" draw:fill="solid" draw:fill-color="#ffffff" draw:fill-image-name="a1383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715f49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 style:protect="position size"/>
    </style:style>
    <style:style style:name="Mgr6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2-Herbstcampus_25_20201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Herbstcampus_25_20201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Herbstcampus_25_20201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4" style:family="presentation" style:parent-style-name="Master2-Herbstcampus_25_20201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Herbstcampus_25_20201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6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9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1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6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1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4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6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0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2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4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5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9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1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3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4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6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7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8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9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48cm" fo:margin-right="0cm" fo:margin-top="0cm" fo:margin-bottom="0cm" fo:line-height="100%" fo:text-align="start" fo:text-indent="-0.48cm" style:punctuation-wrap="simple" style:writing-mode="lr-tb">
        <style:tab-stops>
          <style:tab-stop style:position="0.287cm"/>
          <style:tab-stop style:position="1.535cm"/>
          <style:tab-stop style:position="2.783cm"/>
          <style:tab-stop style:position="4.031cm"/>
          <style:tab-stop style:position="5.279cm"/>
          <style:tab-stop style:position="6.527cm"/>
          <style:tab-stop style:position="7.775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8cm"/>
          <style:tab-stop style:position="19.006cm"/>
          <style:tab-stop style:position="20.254cm"/>
          <style:tab-stop style:position="21.502cm"/>
          <style:tab-stop style:position="22.75cm"/>
          <style:tab-stop style:position="23.998cm"/>
        </style:tab-stops>
      </style:paragraph-properties>
    </style:style>
    <style:style style:name="MP4" style:family="paragraph">
      <style:paragraph-properties fo:margin-left="0.978cm" fo:margin-right="0cm" fo:margin-top="0cm" fo:margin-bottom="0cm" fo:line-height="100%" fo:text-align="start" fo:text-indent="-0.493cm" style:punctuation-wrap="simple">
        <style:tab-stops>
          <style:tab-stop style:position="-0.71cm"/>
          <style:tab-stop style:position="0.538cm"/>
          <style:tab-stop style:position="1.786cm"/>
          <style:tab-stop style:position="3.034cm"/>
          <style:tab-stop style:position="4.282cm"/>
          <style:tab-stop style:position="5.53cm"/>
          <style:tab-stop style:position="6.778cm"/>
          <style:tab-stop style:position="8.026cm"/>
          <style:tab-stop style:position="9.274cm"/>
          <style:tab-stop style:position="10.522cm"/>
          <style:tab-stop style:position="11.77cm"/>
          <style:tab-stop style:position="13.018cm"/>
          <style:tab-stop style:position="14.266cm"/>
          <style:tab-stop style:position="15.514cm"/>
          <style:tab-stop style:position="16.762cm"/>
          <style:tab-stop style:position="18.01cm"/>
          <style:tab-stop style:position="19.258cm"/>
          <style:tab-stop style:position="20.506cm"/>
          <style:tab-stop style:position="21.754cm"/>
          <style:tab-stop style:position="23.002cm"/>
        </style:tab-stops>
      </style:paragraph-properties>
    </style:style>
    <style:style style:name="MP5" style:family="paragraph">
      <style:paragraph-properties fo:margin-left="1.481cm" fo:margin-right="0cm" fo:margin-top="0cm" fo:margin-bottom="0cm" fo:line-height="100%" fo:text-align="start" fo:text-indent="-0.48cm" style:punctuation-wrap="simple">
        <style:tab-stops>
          <style:tab-stop style:position="-0.467cm"/>
          <style:tab-stop style:position="0.781cm"/>
          <style:tab-stop style:position="2.029cm"/>
          <style:tab-stop style:position="3.277cm"/>
          <style:tab-stop style:position="4.525cm"/>
          <style:tab-stop style:position="5.772cm"/>
          <style:tab-stop style:position="7.02cm"/>
          <style:tab-stop style:position="8.268cm"/>
          <style:tab-stop style:position="9.516cm"/>
          <style:tab-stop style:position="10.764cm"/>
          <style:tab-stop style:position="12.012cm"/>
          <style:tab-stop style:position="13.26cm"/>
          <style:tab-stop style:position="14.508cm"/>
          <style:tab-stop style:position="15.756cm"/>
          <style:tab-stop style:position="17.004cm"/>
          <style:tab-stop style:position="18.252cm"/>
          <style:tab-stop style:position="19.5cm"/>
          <style:tab-stop style:position="20.748cm"/>
          <style:tab-stop style:position="21.996cm"/>
          <style:tab-stop style:position="23.244cm"/>
        </style:tab-stops>
      </style:paragraph-properties>
    </style:style>
    <style:style style:name="MP6" style:family="paragraph">
      <style:paragraph-properties fo:margin-left="1.979cm" fo:margin-right="0cm" fo:margin-top="0cm" fo:margin-bottom="0cm" fo:line-height="100%" fo:text-align="start" fo:text-indent="-0.493cm" style:punctuation-wrap="simple">
        <style:tab-stops>
          <style:tab-stop style:position="-1.464cm"/>
          <style:tab-stop style:position="-0.216cm"/>
          <style:tab-stop style:position="1.032cm"/>
          <style:tab-stop style:position="2.28cm"/>
          <style:tab-stop style:position="3.528cm"/>
          <style:tab-stop style:position="4.776cm"/>
          <style:tab-stop style:position="6.024cm"/>
          <style:tab-stop style:position="7.272cm"/>
          <style:tab-stop style:position="8.52cm"/>
          <style:tab-stop style:position="9.768cm"/>
          <style:tab-stop style:position="11.016cm"/>
          <style:tab-stop style:position="12.264cm"/>
          <style:tab-stop style:position="13.512cm"/>
          <style:tab-stop style:position="14.76cm"/>
          <style:tab-stop style:position="16.008cm"/>
          <style:tab-stop style:position="17.256cm"/>
          <style:tab-stop style:position="18.504cm"/>
          <style:tab-stop style:position="19.752cm"/>
          <style:tab-stop style:position="21cm"/>
          <style:tab-stop style:position="22.248cm"/>
        </style:tab-stops>
      </style:paragraph-properties>
    </style:style>
    <style:style style:name="MP7" style:family="paragraph">
      <style:paragraph-properties fo:margin-left="2.478cm" fo:margin-right="0cm" fo:margin-top="0cm" fo:margin-bottom="0cm" fo:line-height="100%" fo:text-align="start" fo:text-indent="-0.494cm" style:punctuation-wrap="simple">
        <style:tab-stops>
          <style:tab-stop style:position="-2.461cm"/>
          <style:tab-stop style:position="-1.213cm"/>
          <style:tab-stop style:position="0.035cm"/>
          <style:tab-stop style:position="1.283cm"/>
          <style:tab-stop style:position="2.531cm"/>
          <style:tab-stop style:position="3.779cm"/>
          <style:tab-stop style:position="5.027cm"/>
          <style:tab-stop style:position="6.275cm"/>
          <style:tab-stop style:position="7.523cm"/>
          <style:tab-stop style:position="8.771cm"/>
          <style:tab-stop style:position="10.019cm"/>
          <style:tab-stop style:position="11.267cm"/>
          <style:tab-stop style:position="12.515cm"/>
          <style:tab-stop style:position="13.763cm"/>
          <style:tab-stop style:position="15.01cm"/>
          <style:tab-stop style:position="16.258cm"/>
          <style:tab-stop style:position="17.506cm"/>
          <style:tab-stop style:position="18.754cm"/>
          <style:tab-stop style:position="20.002cm"/>
          <style:tab-stop style:position="21.2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8.648cm" style:type="right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margin-top="1.3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/>
    </style:style>
    <style:style style:name="MT2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3" style:family="text">
      <style:text-properties fo:color="#715f4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4" style:family="text">
      <style:text-properties fo:color="#b20025" style:text-line-through-style="none" style:text-position="0% 100%" fo:font-family="'Times New Roman'" style:font-family-generic="roman" style:font-pitch="variable" fo:font-size="11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11pt" style:font-style-asian="normal" style:font-weight-asian="bold" style:font-family-complex="'ＭＳ Ｐゴシック'" style:font-pitch-complex="variable" style:font-size-complex="11pt" style:font-style-complex="normal" style:font-weight-complex="bold"/>
    </style:style>
    <style:style style:name="MT5" style:family="text">
      <style:text-properties fo:color="#715f49" style:text-line-through-style="none" style:text-position="0% 100%" fo:font-family="'Times New Roman'" style:font-family-generic="roman" style:font-pitch="variable" fo:font-size="11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11pt" style:font-style-asian="normal" style:font-weight-asian="bold" style:font-family-complex="'ＭＳ Ｐゴシック'" style:font-pitch-complex="variable" style:font-size-complex="11pt" style:font-style-complex="normal" style:font-weight-complex="bold"/>
    </style:style>
    <style:style style:name="MT6" style:family="text">
      <style:text-properties fo:color="#715f49" style:text-line-through-style="none" style:text-position="0% 100%" fo:font-family="'Times New Roman'" style:font-family-generic="roman" style:font-pitch="variable" fo:font-size="9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9pt" style:font-style-asian="normal" style:font-weight-asian="bold" style:font-family-complex="'ＭＳ Ｐゴシック'" style:font-pitch-complex="variable" style:font-size-complex="9pt" style:font-style-complex="normal" style:font-weight-complex="bold"/>
    </style:style>
    <style:style style:name="MT7" style:family="text">
      <style:text-properties fo:color="#b20025" style:text-line-through-style="none" style:text-position="0% 100%" fo:font-family="'Times New Roman'" style:font-family-generic="roman" style:font-pitch="variable" fo:font-size="9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9pt" style:font-style-asian="normal" style:font-weight-asian="bold" style:font-family-complex="'ＭＳ Ｐゴシック'" style:font-pitch-complex="variable" style:font-size-complex="9pt" style:font-style-complex="normal" style:font-weight-complex="bold"/>
    </style:style>
    <style:style style:name="MT8" style:family="text">
      <style:text-properties fo:color="#715f49" style:text-line-through-style="none" style:text-position="0% 100%" fo:font-family="'Times New Roman'" style:font-family-generic="roman" style:font-pitch="variable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1pt" style:font-style-asian="normal" style:font-weight-asian="normal" style:font-family-complex="'ＭＳ Ｐゴシック'" style:font-pitch-complex="variable" style:font-size-complex="11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/>
    </style:style>
    <style:style style:name="MT10" style:family="text">
      <style:text-properties fo:color="#810426" style:text-line-through-style="none" style:text-position="0% 100%" fo:font-family="'Times New Roman'" style:font-family-generic="roman" style:font-pitch="variable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89898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12" style:family="text">
      <style:text-properties fo:color="#810426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color="#89898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14" style:family="text">
      <style:text-properties fo:color="#715f49" style:text-line-through-style="none" style:text-position="0% 100%" fo:font-family="'Times New Roman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/>
    </style:style>
    <style:style style:name="MT15" style:family="text">
      <style:text-properties fo:color="#715f49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MT16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/>
    </style:style>
    <style:style style:name="MT17" style:family="text">
      <style:text-properties fo:color="#715f49" style:text-line-through-style="none" style:text-position="0% 100%" fo:font-family="'Times New Roman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/>
    </style:style>
    <style:style style:name="MT18" style:family="text">
      <style:text-properties fo:color="#810426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color="#715f49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/>
    </style:style>
    <style:style style:name="MT20" style:family="text">
      <style:text-properties fo:color="#715f49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/>
    </style:style>
    <style:style style:name="MT21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22" style:family="text">
      <style:text-properties fo:color="#715f4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23" style:family="text">
      <style:text-properties fo:color="#810426" style:text-line-through-style="none" style:text-position="0% 100%" fo:font-family="'Times New Roman'" style:font-family-generic="roman" style:font-pitch="variable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30pt" style:font-style-asian="normal" style:font-weight-asian="normal" style:font-size-complex="30pt" style:font-style-complex="normal" style:font-weight-complex="normal"/>
    </style:style>
    <style:style style:name="MT24" style:family="text">
      <style:text-properties fo:color="#89898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/>
    </style:style>
    <style:style style:name="MT25" style:family="text">
      <style:text-properties fo:color="#810426" style:text-line-through-style="none" style:text-position="0% 100%" fo:font-family="'Times New Roman'" style:font-family-generic="roman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40pt" style:font-style-asian="normal" style:font-weight-asian="bold" style:font-size-complex="40pt" style:font-style-complex="normal" style:font-weight-complex="bold"/>
    </style:style>
    <style:style style:name="MT26" style:family="text">
      <style:text-properties fo:color="#898989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/>
    </style:style>
    <style:style style:name="MT27" style:family="text">
      <style:text-properties fo:color="#715f49" style:text-line-through-style="none" style:text-position="0% 100%" fo:font-family="'Times New Roman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/>
    </style:style>
    <style:style style:name="MT28" style:family="text">
      <style:text-properties fo:color="#715f49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/>
    </style:style>
    <style:style style:name="MT29" style:family="text">
      <style:text-properties fo:color="#715f4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/>
    </style:style>
    <style:style style:name="MT30" style:family="text">
      <style:text-properties fo:color="#715f49" style:text-line-through-style="none" style:text-position="0% 100%" fo:font-family="'Times New Roman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/>
    </style:style>
    <style:style style:name="MT31" style:family="text">
      <style:text-properties fo:color="#810426" style:text-line-through-style="none" style:text-position="0% 100%" fo:font-family="'Times New Roman'" style:font-family-generic="roman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pitch-asian="variable" style:font-size-asian="20pt" style:font-style-asian="normal" style:font-weight-asian="bold" style:font-size-complex="20pt" style:font-style-complex="normal" style:font-weight-complex="bold"/>
    </style:style>
    <style:style style:name="MT32" style:family="text">
      <style:text-properties fo:color="#715f49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/>
    </style:style>
    <style:style style:name="MT33" style:family="text">
      <style:text-properties fo:color="#715f49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48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 text:min-label-width="0.48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99cm" text:min-label-width="0.48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98cm" text:min-label-width="0.48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2cm" text:min-label-width="0.48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493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0.988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86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07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94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0.987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85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4.906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2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3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4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5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6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7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8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9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Kopfzeilenplatzhalt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Foliennummernplatzhalt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Standard" style:page-layout-name="PM1" draw:style-name="Mdp1">
      <draw:frame draw:name="Titelplatzhalter 1" presentation:style-name="Mpr1" draw:text-style-name="MP1" draw:layer="backgroundobjects" svg:width="18.821cm" svg:height="2.799cm" svg:x="3.174cm" svg:y="1.353cm" presentation:class="title">
        <draw:text-box>
          <text:p/>
        </draw:text-box>
      </draw:frame>
      <draw:frame draw:name="Textplatzhalter 2" presentation:style-name="Mpr2" draw:text-style-name="MP1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ihandform 3" draw:style-name="Mgr3" draw:text-style-name="MP1" draw:layer="backgroundobjects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backgroundobjects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Standard-title" draw:layer="backgroundobjects" svg:width="12.682cm" svg:height="9.508cm" svg:x="3.175cm" svg:y="1.904cm" presentation:class="page"/>
        <draw:frame draw:name="Notizenplatzhalter 9" presentation:style-name="Mpr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6" draw:text-style-name="MP1" draw:layer="backgroundobjects" svg:width="21.59cm" svg:height="4.083cm" svg:x="1.905cm" svg:y="5.918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Untertitel 2" presentation:style-name="Mpr7" draw:text-style-name="MP1" draw:layer="backgroundobjects" svg:width="17.78cm" svg:height="4.868cm" svg:x="3.81cm" svg:y="10.795cm" presentation:class="subtitle">
        <draw:text-box>
          <text:p text:style-name="MP10"><text:span text:style-name="MT11">Formatvorlage des Untertitelmasters durch Klicken bearbeiten</text:span></text:p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1-title-Titelfolie-title" draw:layer="backgroundobjects" svg:width="12.682cm" svg:height="9.508cm" svg:x="3.175cm" svg:y="1.904cm" presentation:class="page"/>
        <draw:frame draw:name="Notizenplatzhalter 9" presentation:style-name="Mpr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1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Inhaltsplatzhalter 2" presentation:style-name="Mpr12" draw:text-style-name="MP1" draw:layer="backgroundobjects" svg:width="18.821cm" svg:height="12.573cm" svg:x="3.174cm" svg:y="4.445cm" presentation:class="title">
        <draw:text-box>
          <text:list text:style-name="ML2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2-obj-Titel-und-Inhalt-title" draw:layer="backgroundobjects" svg:width="12.682cm" svg:height="9.508cm" svg:x="3.175cm" svg:y="1.904cm" presentation:class="page"/>
        <draw:frame draw:name="Notizenplatzhalter 9" presentation:style-name="Mpr1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4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16" draw:text-style-name="MP1" draw:layer="backgroundobjects" svg:width="21.59cm" svg:height="3.784cm" svg:x="2.006cm" svg:y="12.241cm" presentation:class="title">
        <draw:text-box>
          <text:list text:style-name="ML6">
            <text:list-item>
              <text:p text:style-name="MP9"><text:span text:style-name="MT12">Titelmasterformat durch Klicken bearbeiten</text:span></text:p>
            </text:list-item>
          </text:list>
        </draw:text-box>
      </draw:frame>
      <draw:frame draw:name="Textplatzhalter 2" presentation:style-name="Mpr17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1"><text:span text:style-name="MT13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3-secHead-Abschnittsüberschrift-title" draw:layer="backgroundobjects" svg:width="12.682cm" svg:height="9.508cm" svg:x="3.175cm" svg:y="1.904cm" presentation:class="page"/>
        <draw:frame draw:name="Notizenplatzhalter 9" presentation:style-name="Mpr1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2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custom-shape draw:name="Freihandform 4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5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2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Inhaltsplatzhalter 2" presentation:style-name="Mpr22" draw:text-style-name="MP1" draw:layer="backgroundobjects" svg:width="9.199cm" svg:height="12.572cm" svg:x="3.175cm" svg:y="4.445cm" presentation:class="title">
        <draw:text-box>
          <text:list text:style-name="ML2">
            <text:list-item>
              <text:p text:style-name="MP3"><text:span text:style-name="MT14">Textmasterformate durch Klicken bearbeiten</text:span><text:span text:style-name="MT14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Inhaltsplatzhalter 3" presentation:style-name="Mpr22" draw:text-style-name="MP1" draw:layer="backgroundobjects" svg:width="9.199cm" svg:height="12.572cm" svg:x="12.797cm" svg:y="4.445cm" presentation:class="title">
        <draw:text-box>
          <text:list text:style-name="ML2">
            <text:list-item>
              <text:p text:style-name="MP3"><text:span text:style-name="MT14">Textmasterformate durch Klicken bearbeiten</text:span><text:span text:style-name="MT14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2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4-twoObj-Zwei-Inhalte-title" draw:layer="backgroundobjects" svg:width="12.682cm" svg:height="9.508cm" svg:x="3.175cm" svg:y="1.904cm" presentation:class="page"/>
        <draw:frame draw:name="Notizenplatzhalter 9" presentation:style-name="Mpr2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2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custom-shape draw:name="Freihandform 6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7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26" draw:text-style-name="MP1" draw:layer="backgroundobjects" svg:width="22.86cm" svg:height="3.175cm" svg:x="1.27cm" svg:y="0.76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Textplatzhalter 2" presentation:style-name="Mpr27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1"><text:span text:style-name="MT16">Textmasterformate durch Klicken bearbeiten</text:span></text:p>
            </text:list-item>
          </text:list>
        </draw:text-box>
      </draw:frame>
      <draw:frame draw:name="Inhaltsplatzhalter 3" presentation:style-name="Mpr28" draw:text-style-name="MP1" draw:layer="backgroundobjects" svg:width="11.223cm" svg:height="10.976cm" svg:x="1.27cm" svg:y="6.041cm" presentation:class="title">
        <draw:text-box>
          <text:list text:style-name="ML2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15">Dritte Ebene</text:span><text:span text:style-name="MT15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draw:frame draw:name="Textplatzhalter 4" presentation:style-name="Mpr27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1"><text:span text:style-name="MT16">Textmasterformate durch Klicken bearbeiten</text:span></text:p>
            </text:list-item>
          </text:list>
        </draw:text-box>
      </draw:frame>
      <draw:frame draw:name="Inhaltsplatzhalter 5" presentation:style-name="Mpr28" draw:text-style-name="MP1" draw:layer="backgroundobjects" svg:width="11.227cm" svg:height="10.976cm" svg:x="12.903cm" svg:y="6.041cm" presentation:class="title">
        <draw:text-box>
          <text:list text:style-name="ML2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15">Dritte Ebene</text:span><text:span text:style-name="MT15"><text:line-break/></text:span><text:span text:style-name="MT17">Vierte Ebene</text:span><text:span text:style-name="MT17"><text:line-break/></text:span><text:span text:style-name="MT17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29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5-twoTxTwoObj-Vergleich-title" draw:layer="backgroundobjects" svg:width="12.682cm" svg:height="9.508cm" svg:x="3.175cm" svg:y="1.904cm" presentation:class="page"/>
        <draw:frame draw:name="Notizenplatzhalter 9" presentation:style-name="Mpr30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31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custom-shape draw:name="Freihandform 2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3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32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3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6-titleOnly-Nur-Titel-title" draw:layer="backgroundobjects" svg:width="12.682cm" svg:height="9.508cm" svg:x="3.175cm" svg:y="1.904cm" presentation:class="page"/>
        <draw:frame draw:name="Notizenplatzhalter 9" presentation:style-name="Mpr3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3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custom-shape draw:name="Freihandform 1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2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36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7-blank-Leer-title" draw:layer="backgroundobjects" svg:width="12.682cm" svg:height="9.508cm" svg:x="3.175cm" svg:y="1.904cm" presentation:class="page"/>
        <draw:frame draw:name="Notizenplatzhalter 9" presentation:style-name="Mpr37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38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custom-shape draw:name="Freihandform 4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5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39" draw:text-style-name="MP1" draw:layer="backgroundobjects" svg:width="8.356cm" svg:height="3.228cm" svg:x="1.27cm" svg:y="0.758cm" presentation:class="title">
        <draw:text-box>
          <text:list text:style-name="ML6">
            <text:list-item>
              <text:p text:style-name="MP9"><text:span text:style-name="MT18">Titelmasterformat durch Klicken bearbeiten</text:span></text:p>
            </text:list-item>
          </text:list>
        </draw:text-box>
      </draw:frame>
      <draw:frame draw:name="Inhaltsplatzhalter 2" presentation:style-name="Mpr40" draw:text-style-name="MP1" draw:layer="backgroundobjects" svg:width="14.199cm" svg:height="16.259cm" svg:x="9.931cm" svg:y="0.758cm" presentation:class="title">
        <draw:text-box>
          <text:list text:style-name="ML2">
            <text:list-item>
              <text:p text:style-name="MP3"><text:span text:style-name="MT19">Textmasterformate durch Klicken bearbeiten</text:span><text:span text:style-name="MT19"><text:line-break/></text:span><text:span text:style-name="MT14">Zweite Ebene</text:span><text:span text:style-name="MT14"><text:line-break/></text:span><text:span text:style-name="MT2">Dritte Ebene</text:span><text:span text:style-name="MT2"><text:line-break/></text:span><text:span text:style-name="MT3">Vierte Ebene</text:span><text:span text:style-name="MT3"><text:line-break/></text:span><text:span text:style-name="MT3">Fünfte Ebene</text:span></text:p>
            </text:list-item>
          </text:list>
        </draw:text-box>
      </draw:frame>
      <draw:frame draw:name="Textplatzhalter 3" presentation:style-name="Mpr41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11"><text:span text:style-name="MT20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42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8-objTx-Inhalt-mit-Überschrift-title" draw:layer="backgroundobjects" svg:width="12.682cm" svg:height="9.508cm" svg:x="3.175cm" svg:y="1.904cm" presentation:class="page"/>
        <draw:frame draw:name="Notizenplatzhalter 9" presentation:style-name="Mpr43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44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0">
      <draw:custom-shape draw:name="Freihandform 4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5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45" draw:text-style-name="MP1" draw:layer="backgroundobjects" svg:width="15.24cm" svg:height="1.574cm" svg:x="4.979cm" svg:y="13.335cm" presentation:class="title">
        <draw:text-box>
          <text:list text:style-name="ML6">
            <text:list-item>
              <text:p text:style-name="MP9"><text:span text:style-name="MT18">Titelmasterformat durch Klicken bearbeiten</text:span></text:p>
            </text:list-item>
          </text:list>
        </draw:text-box>
      </draw:frame>
      <draw:frame draw:name="Bildplatzhalter 2" presentation:style-name="Mpr46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7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11"><text:span text:style-name="MT20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4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9-picTx-Bild-mit-Überschrift-title" draw:layer="backgroundobjects" svg:width="12.682cm" svg:height="9.508cm" svg:x="3.175cm" svg:y="1.904cm" presentation:class="page"/>
        <draw:frame draw:name="Notizenplatzhalter 9" presentation:style-name="Mpr4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5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el 1" presentation:style-name="Mpr5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Vertikaler Textplatzhalter 2" presentation:style-name="Mpr52" draw:text-style-name="MP12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5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10-vertTx-Titel-und-vertikaler-Text-title" draw:layer="backgroundobjects" svg:width="12.682cm" svg:height="9.508cm" svg:x="3.175cm" svg:y="1.904cm" presentation:class="page"/>
        <draw:frame draw:name="Notizenplatzhalter 9" presentation:style-name="Mpr5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5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custom-shape draw:name="Freihandform 3" draw:style-name="Mgr3" draw:text-style-name="MP1" draw:layer="Master1-bg" svg:width="19.15cm" svg:height="0.726cm" svg:x="3.231cm" svg:y="17.657cm">
        <text:p text:style-name="MP8"><text:span text:style-name="MT4">Herbst</text:span><text:span text:style-name="MT5">campus </text:span><text:span text:style-name="MT6">20</text:span><text:span text:style-name="MT7">12</text:span><text:span text:style-name="MT8"> – Titel</text:span><text:span text:style-name="MT8"><text:tab/></text:span><text:span text:style-name="MT8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Gerade Verbindung 4" draw:style-name="Mgr4" draw:text-style-name="MP1" draw:layer="Master1-bg" svg:width="18.838cm" svg:height="0.004cm" svg:x="3.175cm" svg:y="4.0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Vertikaler Titel 1" presentation:style-name="Mpr56" draw:text-style-name="MP12" draw:layer="backgroundobjects" svg:width="4.705cm" svg:height="15.663cm" svg:x="17.291cm" svg:y="1.354cm" presentation:class="title">
        <draw:text-box>
          <text:list text:style-name="ML6">
            <text:list-item>
              <text:p text:style-name="MP9"><text:span text:style-name="MT10">Titelmasterformat durch Klicken bearbeiten</text:span></text:p>
            </text:list-item>
          </text:list>
        </draw:text-box>
      </draw:frame>
      <draw:frame draw:name="Vertikaler Textplatzhalter 2" presentation:style-name="Mpr57" draw:text-style-name="MP12" draw:layer="backgroundobjects" svg:width="13.692cm" svg:height="15.663cm" svg:x="3.175cm" svg:y="1.354cm" presentation:class="outline">
        <draw:text-box>
          <text:list text:style-name="ML2">
            <text:list-item>
              <text:p text:style-name="MP3"><text:span text:style-name="MT2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5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1-Layout11-vertTitleAndTx-Vertikaler-Titel-und-Text-title" draw:layer="backgroundobjects" svg:width="12.682cm" svg:height="9.508cm" svg:x="3.175cm" svg:y="1.904cm" presentation:class="page"/>
        <draw:frame draw:name="Notizenplatzhalter 9" presentation:style-name="Mpr5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6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Herbstcampus_25_202012" style:display-name="Master2-Herbstcampus%202012" style:page-layout-name="PM1" draw:style-name="Mdp13">
      <draw:frame draw:name="Titelplatzhalter 1" presentation:style-name="Mpr61" draw:text-style-name="MP1" draw:layer="backgroundobjects" svg:width="18.821cm" svg:height="2.799cm" svg:x="3.174cm" svg:y="1.353cm" presentation:class="title">
        <draw:text-box>
          <text:p/>
        </draw:text-box>
      </draw:frame>
      <draw:frame draw:name="Textplatzhalter 2" presentation:style-name="Mpr62" draw:text-style-name="MP1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1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22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6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Herbstcampus_25_202012-title" draw:layer="backgroundobjects" svg:width="12.682cm" svg:height="9.508cm" svg:x="3.175cm" svg:y="1.904cm" presentation:class="page"/>
        <draw:frame draw:name="Notizenplatzhalter 9" presentation:style-name="Mpr6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6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4">
      <draw:frame draw:name="Titel 1" presentation:style-name="Mpr66" draw:text-style-name="MP1" draw:layer="backgroundobjects" svg:width="21.59cm" svg:height="4.083cm" svg:x="1.905cm" svg:y="5.918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Untertitel 2" presentation:style-name="Mpr67" draw:text-style-name="MP1" draw:layer="backgroundobjects" svg:width="17.78cm" svg:height="4.868cm" svg:x="3.81cm" svg:y="10.795cm" presentation:class="subtitle">
        <draw:text-box>
          <text:p text:style-name="MP10"><text:span text:style-name="MT24">Formatvorlage des Untertitelmasters durch Klicken bearbeiten</text:span></text:p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6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1-title-Titelfolie-title" draw:layer="backgroundobjects" svg:width="12.682cm" svg:height="9.508cm" svg:x="3.175cm" svg:y="1.904cm" presentation:class="page"/>
        <draw:frame draw:name="Notizenplatzhalter 9" presentation:style-name="Mpr6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7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5">
      <draw:frame draw:name="Titel 1" presentation:style-name="Mpr7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Inhaltsplatzhalter 2" presentation:style-name="Mpr72" draw:text-style-name="MP1" draw:layer="backgroundobjects" svg:width="18.821cm" svg:height="12.573cm" svg:x="3.174cm" svg:y="4.445cm" presentation:class="title">
        <draw:text-box>
          <text:list text:style-name="ML2">
            <text:list-item>
              <text:p text:style-name="MP3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2">Dritte Ebene</text:span><text:span text:style-name="MT22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7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2-obj-Titel-und-Inhalt-title" draw:layer="backgroundobjects" svg:width="12.682cm" svg:height="9.508cm" svg:x="3.175cm" svg:y="1.904cm" presentation:class="page"/>
        <draw:frame draw:name="Notizenplatzhalter 9" presentation:style-name="Mpr7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7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6">
      <draw:frame draw:name="Titel 1" presentation:style-name="Mpr76" draw:text-style-name="MP1" draw:layer="backgroundobjects" svg:width="21.59cm" svg:height="3.784cm" svg:x="2.006cm" svg:y="12.241cm" presentation:class="title">
        <draw:text-box>
          <text:list text:style-name="ML6">
            <text:list-item>
              <text:p text:style-name="MP9"><text:span text:style-name="MT25">Titelmasterformat durch Klicken bearbeiten</text:span></text:p>
            </text:list-item>
          </text:list>
        </draw:text-box>
      </draw:frame>
      <draw:frame draw:name="Textplatzhalter 2" presentation:style-name="Mpr77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1"><text:span text:style-name="MT26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7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3-secHead-Abschnittsüberschrift-title" draw:layer="backgroundobjects" svg:width="12.682cm" svg:height="9.508cm" svg:x="3.175cm" svg:y="1.904cm" presentation:class="page"/>
        <draw:frame draw:name="Notizenplatzhalter 9" presentation:style-name="Mpr7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8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7">
      <draw:frame draw:name="Titel 1" presentation:style-name="Mpr8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Inhaltsplatzhalter 2" presentation:style-name="Mpr82" draw:text-style-name="MP1" draw:layer="backgroundobjects" svg:width="9.199cm" svg:height="12.572cm" svg:x="3.175cm" svg:y="4.445cm" presentation:class="title">
        <draw:text-box>
          <text:list text:style-name="ML2">
            <text:list-item>
              <text:p text:style-name="MP3"><text:span text:style-name="MT27">Textmasterformate durch Klicken bearbeiten</text:span><text:span text:style-name="MT27"><text:line-break/></text:span><text:span text:style-name="MT21">Zweite Ebene</text:span><text:span text:style-name="MT21"><text:line-break/></text:span><text:span text:style-name="MT22">Dritte Ebene</text:span><text:span text:style-name="MT22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draw:frame draw:name="Inhaltsplatzhalter 3" presentation:style-name="Mpr82" draw:text-style-name="MP1" draw:layer="backgroundobjects" svg:width="9.199cm" svg:height="12.572cm" svg:x="12.797cm" svg:y="4.445cm" presentation:class="title">
        <draw:text-box>
          <text:list text:style-name="ML2">
            <text:list-item>
              <text:p text:style-name="MP3"><text:span text:style-name="MT27">Textmasterformate durch Klicken bearbeiten</text:span><text:span text:style-name="MT27"><text:line-break/></text:span><text:span text:style-name="MT21">Zweite Ebene</text:span><text:span text:style-name="MT21"><text:line-break/></text:span><text:span text:style-name="MT22">Dritte Ebene</text:span><text:span text:style-name="MT22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8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4-twoObj-Zwei-Inhalte-title" draw:layer="backgroundobjects" svg:width="12.682cm" svg:height="9.508cm" svg:x="3.175cm" svg:y="1.904cm" presentation:class="page"/>
        <draw:frame draw:name="Notizenplatzhalter 9" presentation:style-name="Mpr8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8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8">
      <draw:frame draw:name="Titel 1" presentation:style-name="Mpr86" draw:text-style-name="MP1" draw:layer="backgroundobjects" svg:width="22.86cm" svg:height="3.175cm" svg:x="1.27cm" svg:y="0.76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Textplatzhalter 2" presentation:style-name="Mpr87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1"><text:span text:style-name="MT29">Textmasterformate durch Klicken bearbeiten</text:span></text:p>
            </text:list-item>
          </text:list>
        </draw:text-box>
      </draw:frame>
      <draw:frame draw:name="Inhaltsplatzhalter 3" presentation:style-name="Mpr88" draw:text-style-name="MP1" draw:layer="backgroundobjects" svg:width="11.223cm" svg:height="10.976cm" svg:x="1.27cm" svg:y="6.041cm" presentation:class="title">
        <draw:text-box>
          <text:list text:style-name="ML2">
            <text:list-item>
              <text:p text:style-name="MP3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8">Dritte Ebene</text:span><text:span text:style-name="MT28"><text:line-break/></text:span><text:span text:style-name="MT30">Vierte Ebene</text:span><text:span text:style-name="MT30"><text:line-break/></text:span><text:span text:style-name="MT30">Fünfte Ebene</text:span></text:p>
            </text:list-item>
          </text:list>
        </draw:text-box>
      </draw:frame>
      <draw:frame draw:name="Textplatzhalter 4" presentation:style-name="Mpr87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1"><text:span text:style-name="MT29">Textmasterformate durch Klicken bearbeiten</text:span></text:p>
            </text:list-item>
          </text:list>
        </draw:text-box>
      </draw:frame>
      <draw:frame draw:name="Inhaltsplatzhalter 5" presentation:style-name="Mpr88" draw:text-style-name="MP1" draw:layer="backgroundobjects" svg:width="11.227cm" svg:height="10.976cm" svg:x="12.903cm" svg:y="6.041cm" presentation:class="title">
        <draw:text-box>
          <text:list text:style-name="ML2">
            <text:list-item>
              <text:p text:style-name="MP3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8">Dritte Ebene</text:span><text:span text:style-name="MT28"><text:line-break/></text:span><text:span text:style-name="MT30">Vierte Ebene</text:span><text:span text:style-name="MT30"><text:line-break/></text:span><text:span text:style-name="MT30">Fünfte Ebene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89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5-twoTxTwoObj-Vergleich-title" draw:layer="backgroundobjects" svg:width="12.682cm" svg:height="9.508cm" svg:x="3.175cm" svg:y="1.904cm" presentation:class="page"/>
        <draw:frame draw:name="Notizenplatzhalter 9" presentation:style-name="Mpr90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91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9">
      <draw:frame draw:name="Titel 1" presentation:style-name="Mpr92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9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6-titleOnly-Nur-Titel-title" draw:layer="backgroundobjects" svg:width="12.682cm" svg:height="9.508cm" svg:x="3.175cm" svg:y="1.904cm" presentation:class="page"/>
        <draw:frame draw:name="Notizenplatzhalter 9" presentation:style-name="Mpr9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9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20"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96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7-blank-Leer-title" draw:layer="backgroundobjects" svg:width="12.682cm" svg:height="9.508cm" svg:x="3.175cm" svg:y="1.904cm" presentation:class="page"/>
        <draw:frame draw:name="Notizenplatzhalter 9" presentation:style-name="Mpr97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98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21">
      <draw:frame draw:name="Titel 1" presentation:style-name="Mpr99" draw:text-style-name="MP1" draw:layer="backgroundobjects" svg:width="8.356cm" svg:height="3.228cm" svg:x="1.27cm" svg:y="0.758cm" presentation:class="title">
        <draw:text-box>
          <text:list text:style-name="ML6">
            <text:list-item>
              <text:p text:style-name="MP9"><text:span text:style-name="MT31">Titelmasterformat durch Klicken bearbeiten</text:span></text:p>
            </text:list-item>
          </text:list>
        </draw:text-box>
      </draw:frame>
      <draw:frame draw:name="Inhaltsplatzhalter 2" presentation:style-name="Mpr100" draw:text-style-name="MP1" draw:layer="backgroundobjects" svg:width="14.199cm" svg:height="16.259cm" svg:x="9.931cm" svg:y="0.758cm" presentation:class="title">
        <draw:text-box>
          <text:list text:style-name="ML2">
            <text:list-item>
              <text:p text:style-name="MP3"><text:span text:style-name="MT32">Textmasterformate durch Klicken bearbeiten</text:span><text:span text:style-name="MT32"><text:line-break/></text:span><text:span text:style-name="MT27">Zweite Ebene</text:span><text:span text:style-name="MT27"><text:line-break/></text:span><text:span text:style-name="MT21">Dritte Ebene</text:span><text:span text:style-name="MT21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draw:frame draw:name="Textplatzhalter 3" presentation:style-name="Mpr101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11"><text:span text:style-name="MT33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02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8-objTx-Inhalt-mit-Überschrift-title" draw:layer="backgroundobjects" svg:width="12.682cm" svg:height="9.508cm" svg:x="3.175cm" svg:y="1.904cm" presentation:class="page"/>
        <draw:frame draw:name="Notizenplatzhalter 9" presentation:style-name="Mpr103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04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22">
      <draw:frame draw:name="Titel 1" presentation:style-name="Mpr105" draw:text-style-name="MP1" draw:layer="backgroundobjects" svg:width="15.24cm" svg:height="1.574cm" svg:x="4.979cm" svg:y="13.335cm" presentation:class="title">
        <draw:text-box>
          <text:list text:style-name="ML6">
            <text:list-item>
              <text:p text:style-name="MP9"><text:span text:style-name="MT31">Titelmasterformat durch Klicken bearbeiten</text:span></text:p>
            </text:list-item>
          </text:list>
        </draw:text-box>
      </draw:frame>
      <draw:frame draw:name="Bildplatzhalter 2" presentation:style-name="Mpr106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07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11"><text:span text:style-name="MT33">Textmasterformate durch Klicken bearbeiten</text:span></text:p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0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9-picTx-Bild-mit-Überschrift-title" draw:layer="backgroundobjects" svg:width="12.682cm" svg:height="9.508cm" svg:x="3.175cm" svg:y="1.904cm" presentation:class="page"/>
        <draw:frame draw:name="Notizenplatzhalter 9" presentation:style-name="Mpr10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1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23">
      <draw:frame draw:name="Titel 1" presentation:style-name="Mpr111" draw:text-style-name="MP1" draw:layer="backgroundobjects" svg:width="18.821cm" svg:height="2.799cm" svg:x="3.174cm" svg:y="1.353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Vertikaler Textplatzhalter 2" presentation:style-name="Mpr112" draw:text-style-name="MP12" draw:layer="backgroundobjects" svg:width="18.821cm" svg:height="12.573cm" svg:x="3.174cm" svg:y="4.445cm" presentation:class="outline">
        <draw:text-box>
          <text:list text:style-name="ML2">
            <text:list-item>
              <text:p text:style-name="MP3"><text:span text:style-name="MT21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22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13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10-vertTx-Titel-und-vertikaler-Text-title" draw:layer="backgroundobjects" svg:width="12.682cm" svg:height="9.508cm" svg:x="3.175cm" svg:y="1.904cm" presentation:class="page"/>
        <draw:frame draw:name="Notizenplatzhalter 9" presentation:style-name="Mpr114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15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4">
      <draw:frame draw:name="Vertikaler Titel 1" presentation:style-name="Mpr116" draw:text-style-name="MP12" draw:layer="backgroundobjects" svg:width="4.705cm" svg:height="15.663cm" svg:x="17.291cm" svg:y="1.354cm" presentation:class="title">
        <draw:text-box>
          <text:list text:style-name="ML6">
            <text:list-item>
              <text:p text:style-name="MP9"><text:span text:style-name="MT23">Titelmasterformat durch Klicken bearbeiten</text:span></text:p>
            </text:list-item>
          </text:list>
        </draw:text-box>
      </draw:frame>
      <draw:frame draw:name="Vertikaler Textplatzhalter 2" presentation:style-name="Mpr117" draw:text-style-name="MP12" draw:layer="backgroundobjects" svg:width="13.692cm" svg:height="15.663cm" svg:x="3.175cm" svg:y="1.354cm" presentation:class="outline">
        <draw:text-box>
          <text:list text:style-name="ML2">
            <text:list-item>
              <text:p text:style-name="MP3"><text:span text:style-name="MT21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22">Zweite Ebene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5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2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eck 1" draw:style-name="Mgr5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 2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3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4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5" draw:style-name="Mgr6" draw:text-style-name="MP1" draw:layer="backgroundobjects" svg:width="19.05cm" svg:height="25.4cm" svg:x="0cm" svg:y="0cm">
          <text:p/>
  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 6" draw:style-name="Mgr7" draw:text-style-name="MP1" draw:layer="backgroundobjects" svg:width="8.255cm" svg:height="1.279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Datumsplatzhalter 7" presentation:style-name="Mpr118" draw:text-style-name="MP1" draw:layer="backgroundobjects" svg:width="8.237cm" svg:height="1.253cm" svg:x="10.79cm" svg:y="0cm" presentation:class="date-time">
          <draw:text-box>
            <text:p text:style-name="MP2"><text:span text:style-name="MT9">15.08.08</text:span></text:p>
          </draw:text-box>
        </draw:frame>
        <draw:page-thumbnail draw:name="Folienbildplatzhalter 8" presentation:style-name="Master2-Layout11-vertTitleAndTx-Vertikaler-Titel-und-Text-title" draw:layer="backgroundobjects" svg:width="12.682cm" svg:height="9.508cm" svg:x="3.175cm" svg:y="1.904cm" presentation:class="page"/>
        <draw:frame draw:name="Notizenplatzhalter 9" presentation:style-name="Mpr119" draw:text-style-name="MP1" draw:layer="backgroundobjects" svg:width="15.222cm" svg:height="11.413cm" svg:x="1.905cm" svg:y="12.065cm" presentation:class="notes">
          <draw:text-box>
            <text:p/>
          </draw:text-box>
        </draw:frame>
        <draw:custom-shape draw:name="Freihandform 10" draw:style-name="Mgr7" draw:text-style-name="MP1" draw:layer="backgroundobjects" svg:width="8.255cm" svg:height="1.279cm" svg:x="0cm" svg:y="24.12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Foliennummernplatzhalter 11" presentation:style-name="Mpr120" draw:text-style-name="MP1" draw:layer="backgroundobjects" svg:width="8.237cm" svg:height="1.253cm" svg:x="10.79cm" svg:y="24.125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Folie 1</dc:title>
    <meta:initial-creator>Schauder, Jens</meta:initial-creator>
    <meta:creation-date>2012-07-15T11:58:18Z</meta:creation-date>
    <dc:date>2012-08-20T19:39:19</dc:date>
    <meta:editing-cycles>3</meta:editing-cycles>
    <meta:editing-duration>PT00H06M52S</meta:editing-duration>
    <meta:document-statistic meta:object-count="380"/>
    <meta:user-defined meta:name="Info 1"/>
    <meta:user-defined meta:name="Info 2"/>
    <meta:user-defined meta:name="Info 3"/>
    <meta:user-defined meta:name="Info 4"/>
  </office:meta>
</office:document-meta>
</file>